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.0" office:value-type="float"/>
          <table:table-cell office:value="0.6593398486620355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.0" office:value-type="float"/>
          <table:table-cell office:value="0.7016220806403052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.0" office:value-type="float"/>
          <table:table-cell office:value="0.7042722950846626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.0" office:value-type="float"/>
          <table:table-cell office:value="0.6967156197405123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.0" office:value-type="float"/>
          <table:table-cell office:value="0.7105613982496594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.0" office:value-type="float"/>
          <table:table-cell office:value="0.7008988884767532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.0" office:value-type="float"/>
          <table:table-cell office:value="0.712600344452423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.0" office:value-type="float"/>
          <table:table-cell office:value="0.705262074201099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.0" office:value-type="float"/>
          <table:table-cell office:value="0.704116335216128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.0" office:value-type="float"/>
          <table:table-cell office:value="0.7303394053288177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.0" office:value-type="float"/>
          <table:table-cell office:value="0.701798108944116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.0" office:value-type="float"/>
          <table:table-cell office:value="0.6832350642132254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.0" office:value-type="float"/>
          <table:table-cell office:value="0.6797840254303762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.0" office:value-type="float"/>
          <table:table-cell office:value="0.7202987827318237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.0" office:value-type="float"/>
          <table:table-cell office:value="0.6998801007168557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.0" office:value-type="float"/>
          <table:table-cell office:value="0.7001064951949707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.0" office:value-type="float"/>
          <table:table-cell office:value="0.710987583016909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6677447935271542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.0" office:value-type="float"/>
          <table:table-cell office:value="0.7353792192872814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.0" office:value-type="float"/>
          <table:table-cell office:value="1.0" office:value-type="float"/>
          <table:table-cell office:value="0.6704451009471125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.0" office:value-type="float"/>
          <table:table-cell office:value="0.7119487536395894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0" office:value-type="float"/>
          <table:table-cell office:value="0.22698262805013653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.0" office:value-type="float"/>
          <table:table-cell office:value="0.6891913849095233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.0" office:value-type="float"/>
          <table:table-cell office:value="0.71900183826623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.0" office:value-type="float"/>
          <table:table-cell office:value="0.6863260010800382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.0" office:value-type="float"/>
          <table:table-cell office:value="0.7068636714403296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.0" office:value-type="float"/>
          <table:table-cell office:value="0.6653791420377332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.0" office:value-type="float"/>
          <table:table-cell office:value="0.7267827488399886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.0" office:value-type="float"/>
          <table:table-cell office:value="0.7465763986136355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.0" office:value-type="float"/>
          <table:table-cell office:value="0.6875894934265868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.0" office:value-type="float"/>
          <table:table-cell office:value="0.739681080944962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.0" office:value-type="float"/>
          <table:table-cell office:value="0.6862068065105501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0" office:value-type="float"/>
          <table:table-cell office:value="0.16713902956665305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.0" office:value-type="float"/>
          <table:table-cell office:value="0.694992553763544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.0" office:value-type="float"/>
          <table:table-cell office:value="0.6977786202798966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.0" office:value-type="float"/>
          <table:table-cell office:value="1.0" office:value-type="float"/>
          <table:table-cell office:value="0.6921718459647318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.0" office:value-type="float"/>
          <table:table-cell office:value="0.7000920280809727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.0" office:value-type="float"/>
          <table:table-cell office:value="0.7212649204587221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.0" office:value-type="float"/>
          <table:table-cell office:value="0.6884810249442143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.0" office:value-type="float"/>
          <table:table-cell office:value="0.7494087178588321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.0" office:value-type="float"/>
          <table:table-cell office:value="0.7344687855679636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.0" office:value-type="float"/>
          <table:table-cell office:value="0.7032675772635334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.0" office:value-type="float"/>
          <table:table-cell office:value="0.6754999607848663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.0" office:value-type="float"/>
          <table:table-cell office:value="0.7060124892958911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.0" office:value-type="float"/>
          <table:table-cell office:value="0.7353342628380558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.0" office:value-type="float"/>
          <table:table-cell office:value="0.7124569178099276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.0" office:value-type="float"/>
          <table:table-cell office:value="0.7095124263386094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3209333437414478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.0" office:value-type="float"/>
          <table:table-cell office:value="0.7121924600260464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.0" office:value-type="float"/>
          <table:table-cell office:value="0.7182588677627499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.0" office:value-type="float"/>
          <table:table-cell office:value="0.6894085165671703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.0" office:value-type="float"/>
          <table:table-cell office:value="0.7042063060749655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.0" office:value-type="float"/>
          <table:table-cell office:value="0.6878194876199918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.0" office:value-type="float"/>
          <table:table-cell office:value="0.7201380407786807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.0" office:value-type="float"/>
          <table:table-cell office:value="0.7419129394043861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.0" office:value-type="float"/>
          <table:table-cell office:value="0.7458439724344751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.0" office:value-type="float"/>
          <table:table-cell office:value="0.6678473153848592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0" office:value-type="float"/>
          <table:table-cell office:value="0.23563944200296058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.0" office:value-type="float"/>
          <table:table-cell office:value="0.7131571755078963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.0" office:value-type="float"/>
          <table:table-cell office:value="0.7100587876234347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.0" office:value-type="float"/>
          <table:table-cell office:value="0.7047537452255297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.0" office:value-type="float"/>
          <table:table-cell office:value="0.7083917297953942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.0" office:value-type="float"/>
          <table:table-cell office:value="0.702112794611659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.0" office:value-type="float"/>
          <table:table-cell office:value="0.729344316999615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.0" office:value-type="float"/>
          <table:table-cell office:value="0.6983850014979813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.0" office:value-type="float"/>
          <table:table-cell office:value="0.7331926363648733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.0" office:value-type="float"/>
          <table:table-cell office:value="0.6372881169623564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0" office:value-type="float"/>
          <table:table-cell office:value="0.24983195405352987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10.099329</meta:creation-date>
    <dc:date>2019-05-17T20:40:10.119921</dc:date>
    <meta:generator>http://pypi.python.org/pypi/ezodf/0.1.0$Python3.6.7 (default, Oct 22 2018, 11:32:17) 
[GCC 8.2.0]</meta:generator>
    <meta:document-statistic/>
    <meta:editing-cycles>1</meta:editing-cycles>
  </office:meta>
</office:document-meta>
</file>